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WenQuanYi Micro Hei Mono" svg:font-family="'WenQuanYi Micro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4072a" officeooo:paragraph-rsid="0014072a"/>
    </style:style>
    <style:style style:name="P2" style:family="paragraph" style:parent-style-name="Standard">
      <style:text-properties officeooo:rsid="00149668" officeooo:paragraph-rsid="00149668"/>
    </style:style>
    <style:style style:name="P3" style:family="paragraph" style:parent-style-name="Standard">
      <style:text-properties officeooo:rsid="001553ba" officeooo:paragraph-rsid="001553ba"/>
    </style:style>
    <style:style style:name="P4" style:family="paragraph" style:parent-style-name="Standard">
      <style:text-properties style:text-underline-style="solid" style:text-underline-width="auto" style:text-underline-color="font-color" officeooo:rsid="001553ba" officeooo:paragraph-rsid="001553ba"/>
    </style:style>
    <style:style style:name="P5" style:family="paragraph" style:parent-style-name="Standard">
      <style:text-properties style:text-underline-style="solid" style:text-underline-width="auto" style:text-underline-color="font-color" officeooo:rsid="00180ab2" officeooo:paragraph-rsid="00180ab2"/>
    </style:style>
    <style:style style:name="P6" style:family="paragraph" style:parent-style-name="Standard">
      <style:text-properties style:text-underline-style="none" officeooo:rsid="001682fb" officeooo:paragraph-rsid="001682fb"/>
    </style:style>
    <style:style style:name="P7" style:family="paragraph" style:parent-style-name="Standard">
      <style:text-properties style:text-underline-style="none" officeooo:rsid="001682fb" officeooo:paragraph-rsid="00180ab2"/>
    </style:style>
    <style:style style:name="P8" style:family="paragraph" style:parent-style-name="Standard">
      <style:text-properties style:text-underline-style="none" officeooo:rsid="00180ab2" officeooo:paragraph-rsid="00180ab2"/>
    </style:style>
    <style:style style:name="P9" style:family="paragraph" style:parent-style-name="Standard">
      <style:text-properties style:text-underline-style="none" officeooo:rsid="00180ab2" officeooo:paragraph-rsid="001aa611"/>
    </style:style>
    <style:style style:name="P10" style:family="paragraph" style:parent-style-name="Standard">
      <style:text-properties style:text-underline-style="none" officeooo:rsid="00180ab2" officeooo:paragraph-rsid="001c9bb0"/>
    </style:style>
    <style:style style:name="P11" style:family="paragraph" style:parent-style-name="Standard">
      <style:text-properties style:text-underline-style="none" officeooo:rsid="001aa611" officeooo:paragraph-rsid="001aa611"/>
    </style:style>
    <style:style style:name="P12" style:family="paragraph" style:parent-style-name="Standard">
      <style:text-properties style:text-underline-style="none" officeooo:rsid="001e57db" officeooo:paragraph-rsid="001e57db"/>
    </style:style>
    <style:style style:name="P13" style:family="paragraph" style:parent-style-name="Standard">
      <style:text-properties style:text-underline-style="none" officeooo:rsid="00201f2c" officeooo:paragraph-rsid="00201f2c"/>
    </style:style>
    <style:style style:name="P14" style:family="paragraph" style:parent-style-name="Standard">
      <style:text-properties style:text-underline-style="none" officeooo:rsid="0022df31" officeooo:paragraph-rsid="0022df31"/>
    </style:style>
    <style:style style:name="P15" style:family="paragraph" style:parent-style-name="Standard">
      <style:text-properties style:text-underline-style="none" officeooo:rsid="00245a49" officeooo:paragraph-rsid="00245a49"/>
    </style:style>
    <style:style style:name="P16" style:family="paragraph" style:parent-style-name="Standard">
      <style:text-properties style:text-underline-style="none" officeooo:rsid="0024d978" officeooo:paragraph-rsid="0024d978"/>
    </style:style>
    <style:style style:name="P17" style:family="paragraph" style:parent-style-name="Standard">
      <style:text-properties style:text-underline-style="none" officeooo:rsid="0026d605" officeooo:paragraph-rsid="0026d605"/>
    </style:style>
    <style:style style:name="P18" style:family="paragraph" style:parent-style-name="Standard">
      <style:text-properties style:text-underline-style="none" officeooo:rsid="0026f595" officeooo:paragraph-rsid="0026f595"/>
    </style:style>
    <style:style style:name="P19" style:family="paragraph" style:parent-style-name="Standard">
      <style:text-properties style:text-underline-style="none" officeooo:rsid="0026f595" officeooo:paragraph-rsid="002829c5"/>
    </style:style>
    <style:style style:name="P20" style:family="paragraph" style:parent-style-name="Standard">
      <style:text-properties style:text-underline-style="none" officeooo:rsid="0026f595" officeooo:paragraph-rsid="00293c37"/>
    </style:style>
    <style:style style:name="P21" style:family="paragraph" style:parent-style-name="Standard">
      <style:text-properties style:text-underline-style="none" officeooo:rsid="00293c37" officeooo:paragraph-rsid="00293c37"/>
    </style:style>
    <style:style style:name="P22" style:family="paragraph" style:parent-style-name="Standard">
      <style:text-properties style:text-underline-style="none" fo:font-weight="bold" officeooo:rsid="0026f595" officeooo:paragraph-rsid="0026f595" style:font-weight-asian="bold" style:font-weight-complex="bold"/>
    </style:style>
    <style:style style:name="P23" style:family="paragraph" style:parent-style-name="Standard">
      <style:text-properties style:text-underline-style="none" fo:font-weight="bold" officeooo:rsid="0026f595" officeooo:paragraph-rsid="002829c5" style:font-weight-asian="bold" style:font-weight-complex="bold"/>
    </style:style>
    <style:style style:name="P24" style:family="paragraph" style:parent-style-name="Standard">
      <style:text-properties style:text-underline-style="none" fo:font-weight="bold" officeooo:rsid="0026f595" officeooo:paragraph-rsid="00293c37" style:font-weight-asian="bold" style:font-weight-complex="bold"/>
    </style:style>
    <style:style style:name="P25" style:family="paragraph" style:parent-style-name="Standard">
      <style:text-properties style:text-underline-style="none" fo:font-weight="bold" officeooo:rsid="00293c37" officeooo:paragraph-rsid="002829c5" style:font-weight-asian="bold" style:font-weight-complex="bold"/>
    </style:style>
    <style:style style:name="P26" style:family="paragraph" style:parent-style-name="Standard">
      <style:text-properties style:text-underline-style="none" fo:font-weight="bold" officeooo:rsid="00293c37" officeooo:paragraph-rsid="00293c37" style:font-weight-asian="bold" style:font-weight-complex="bold"/>
    </style:style>
    <style:style style:name="P27" style:family="paragraph" style:parent-style-name="Standard">
      <style:text-properties style:text-underline-style="none" officeooo:rsid="002829c5" officeooo:paragraph-rsid="00293c37"/>
    </style:style>
    <style:style style:name="P28" style:family="paragraph" style:parent-style-name="Standard">
      <style:paragraph-properties fo:text-align="center" style:justify-single-word="false"/>
      <style:text-properties fo:font-size="14pt" style:text-underline-style="solid" style:text-underline-width="auto" style:text-underline-color="font-color" fo:font-weight="bold" officeooo:rsid="001553ba" officeooo:paragraph-rsid="001553ba" style:font-size-asian="14pt" style:font-weight-asian="bold" style:font-size-complex="14pt" style:font-weight-complex="bold"/>
    </style:style>
    <style:style style:name="P29" style:family="paragraph" style:parent-style-name="Standard">
      <style:paragraph-properties fo:text-align="center" style:justify-single-word="false"/>
      <style:text-properties fo:font-size="14pt" style:text-underline-style="solid" style:text-underline-width="auto" style:text-underline-color="font-color" fo:font-weight="bold" officeooo:rsid="00180ab2" officeooo:paragraph-rsid="00180ab2" style:font-size-asian="14pt" style:font-weight-asian="bold" style:font-size-complex="14pt" style:font-weight-complex="bold"/>
    </style:style>
    <style:style style:name="P30" style:family="paragraph" style:parent-style-name="Standard">
      <style:paragraph-properties fo:text-align="center" style:justify-single-word="false"/>
      <style:text-properties fo:font-size="14pt" style:text-underline-style="solid" style:text-underline-width="auto" style:text-underline-color="font-color" fo:font-weight="bold" officeooo:rsid="0026d605" officeooo:paragraph-rsid="0026d605" style:font-size-asian="14pt" style:font-weight-asian="bold" style:font-size-complex="14pt" style:font-weight-complex="bold"/>
    </style:style>
    <style:style style:name="P31" style:family="paragraph" style:parent-style-name="Standard">
      <style:paragraph-properties fo:text-align="center" style:justify-single-word="false"/>
      <style:text-properties fo:font-size="14pt" fo:font-style="normal" style:text-underline-style="none" fo:font-weight="bold" officeooo:rsid="001aa611" officeooo:paragraph-rsid="001c9bb0" style:font-size-asian="14pt" style:font-style-asian="normal" style:font-weight-asian="bold" style:font-size-complex="14pt" style:font-style-complex="normal" style:font-weight-complex="bold"/>
    </style:style>
    <style:style style:name="P32" style:family="paragraph" style:parent-style-name="Standard">
      <style:paragraph-properties fo:text-align="center" style:justify-single-word="false"/>
      <style:text-properties fo:font-size="14pt" fo:font-style="normal" style:text-underline-style="solid" style:text-underline-width="auto" style:text-underline-color="font-color" fo:font-weight="bold" officeooo:rsid="001c9bb0" officeooo:paragraph-rsid="001c9bb0" style:font-size-asian="14pt" style:font-style-asian="normal" style:font-weight-asian="bold" style:font-size-complex="14pt" style:font-style-complex="normal" style:font-weight-complex="bold"/>
    </style:style>
    <style:style style:name="P33" style:family="paragraph" style:parent-style-name="Standard">
      <style:text-properties fo:font-style="normal" style:text-underline-style="none" officeooo:rsid="001aa611" officeooo:paragraph-rsid="001aa611" style:font-style-asian="normal" style:font-style-complex="normal"/>
    </style:style>
    <style:style style:name="P34" style:family="paragraph" style:parent-style-name="Standard">
      <style:text-properties fo:font-style="normal" style:text-underline-style="none" officeooo:rsid="00201f2c" officeooo:paragraph-rsid="00201f2c" style:font-style-asian="normal" style:font-style-complex="normal"/>
    </style:style>
    <style:style style:name="P35" style:family="paragraph" style:parent-style-name="Preformatted_20_Text">
      <style:text-properties style:text-underline-style="none" officeooo:rsid="0026d605" officeooo:paragraph-rsid="0026d605"/>
    </style:style>
    <style:style style:name="P36" style:family="paragraph" style:parent-style-name="Preformatted_20_Text">
      <style:text-properties style:text-underline-style="none" officeooo:rsid="00293c37" officeooo:paragraph-rsid="00293c37"/>
    </style:style>
    <style:style style:name="P37" style:family="paragraph" style:parent-style-name="Preformatted_20_Text">
      <style:paragraph-properties fo:margin-top="0in" fo:margin-bottom="0.1965in" loext:contextual-spacing="false"/>
    </style:style>
    <style:style style:name="P38" style:family="paragraph" style:parent-style-name="Standard">
      <style:text-properties style:text-underline-style="none" officeooo:rsid="00293c37" officeooo:paragraph-rsid="00293c37"/>
    </style:style>
    <style:style style:name="T1" style:family="text">
      <style:text-properties officeooo:rsid="001553ba"/>
    </style:style>
    <style:style style:name="T2" style:family="text">
      <style:text-properties officeooo:rsid="00180ab2"/>
    </style:style>
    <style:style style:name="T3" style:family="text">
      <style:text-properties fo:font-style="italic" style:font-style-asian="italic" style:font-style-complex="italic"/>
    </style:style>
    <style:style style:name="T4" style:family="text">
      <style:text-properties fo:font-style="italic" officeooo:rsid="00180ab2"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180ab2" style:font-style-asian="normal" style:font-style-complex="normal"/>
    </style:style>
    <style:style style:name="T7" style:family="text">
      <style:text-properties fo:font-style="normal" officeooo:rsid="00201f2c" style:font-style-asian="normal" style:font-style-complex="normal"/>
    </style:style>
    <style:style style:name="T8" style:family="text">
      <style:text-properties fo:font-style="normal" officeooo:rsid="0021c8a9" style:font-style-asian="normal" style:font-style-complex="normal"/>
    </style:style>
    <style:style style:name="T9" style:family="text">
      <style:text-properties officeooo:rsid="001af658"/>
    </style:style>
    <style:style style:name="T10" style:family="text">
      <style:text-properties officeooo:rsid="0026f595"/>
    </style:style>
    <style:style style:name="T11" style:family="text">
      <style:text-properties officeooo:rsid="002829c5"/>
    </style:style>
    <style:style style:name="T12" style:family="text">
      <style:text-properties fo:background-color="#fff200"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USUARIOS DE LINUX</text:p>
      <text:p text:style-name="P28"/>
      <text:p text:style-name="P1"/>
      <text:p text:style-name="P1">El comando su te permite ejecutar un shell como otro usuario</text:p>
      <text:p text:style-name="P1"/>
      <text:p text:style-name="P1">$ su &lt;username&gt;</text:p>
      <text:p text:style-name="P1">$ su root</text:p>
      <text:p text:style-name="P1"/>
      <text:p text:style-name="P2"/>
      <text:p text:style-name="P2">El comando sudo permite al usuario iniciar <text:span text:style-name="T1">comandos</text:span> con las credenciales de otro usuario</text:p>
      <text:p text:style-name="P2"/>
      <text:p text:style-name="P2">$ sudo cat /etc/sudoers</text:p>
      <text:p text:style-name="P3">$ sudo su</text:p>
      <text:p text:style-name="P3"/>
      <text:p text:style-name="P3"/>
      <text:p text:style-name="P3"/>
      <text:p text:style-name="P28">GESTIÓN DE USUARIOS LINUX</text:p>
      <text:p text:style-name="P28"/>
      <text:p text:style-name="P4"/>
      <text:p text:style-name="P6">El comando useradd permite añadir un usuario</text:p>
      <text:p text:style-name="P6"/>
      <text:p text:style-name="P6">$ useradd &lt;username&gt;</text:p>
      <text:p text:style-name="P6"/>
      <text:p text:style-name="P6"/>
      <text:p text:style-name="P6">El comando userdel permite eliminar un usuario</text:p>
      <text:p text:style-name="P6"/>
      <text:p text:style-name="P6">$ userdel &lt;username&gt;</text:p>
      <text:p text:style-name="P6"/>
      <text:p text:style-name="P6"/>
      <text:p text:style-name="P8">El comando usermod es usado para modificar las propiedades de un usuario existente</text:p>
      <text:p text:style-name="P7"/>
      <text:p text:style-name="P8">$ usermod &lt;’newname’&gt; &lt;oldname&gt;</text:p>
      <text:p text:style-name="P7"/>
      <text:p text:style-name="P7"/>
      <text:p text:style-name="P7">//<text:span text:style-name="T2">hablar de /</text:span><text:span text:style-name="T4">etc/</text:span><text:span text:style-name="T6">skel/</text:span></text:p>
      <text:p text:style-name="P10">//<text:span text:style-name="T9">ficheros de inicialización</text:span></text:p>
      <text:p text:style-name="P10">//<text:span text:style-name="T9">comando chown</text:span></text:p>
      <text:p text:style-name="P10"/>
      <text:p text:style-name="P7"/>
      <text:p text:style-name="P29">CONTRASEÑA DE USUARIOS</text:p>
      <text:p text:style-name="P29"/>
      <text:p text:style-name="P5"/>
      <text:p text:style-name="P8">El comando passwd establece una contraseña</text:p>
      <text:p text:style-name="P8"/>
      <text:p text:style-name="P8">$ passwd &lt;username&gt;</text:p>
      <text:p text:style-name="P8"/>
      <text:p text:style-name="P8"/>
      <text:p text:style-name="P11">En el archivo /<text:span text:style-name="T3">etc</text:span><text:span text:style-name="T5">/shadow se encuentran las contraseñas encriptadas de los usuarios, el archivo es únicamente de lectura y solo puede ser leído por root.</text:span></text:p>
      <text:p text:style-name="P33"/>
      <text:p text:style-name="P31"/>
      <text:p text:style-name="P32"><text:soft-page-break/>INSTALACIÓN SOFTWARE</text:p>
      <text:p text:style-name="P32"/>
      <text:p text:style-name="P33"/>
      <text:p text:style-name="P12"><text:span text:style-name="T5">El software tiende a venir en “paquetes”. En Linux, el estándar es RPM, </text:span><text:span text:style-name="T7">otro formato popular es DEB. Existen numerosas herramientas para trabajar con paquetes DEB pero el más común es apt-get.</text:span></text:p>
      <text:p text:style-name="P34"/>
      <text:p text:style-name="P34">Comando apt-get update para actualizar el repositorio</text:p>
      <text:p text:style-name="P34"/>
      <text:p text:style-name="P34">$ apt-get update</text:p>
      <text:p text:style-name="P34"/>
      <text:p text:style-name="P34"/>
      <text:p text:style-name="P13"><text:span text:style-name="T5">Comando apt-get up</text:span><text:span text:style-name="T8">grade</text:span><text:span text:style-name="T5"> para actualizar el </text:span><text:span text:style-name="T8">software que tengas instalado y se encuentre en el repositorio</text:span></text:p>
      <text:p text:style-name="P34"/>
      <text:p text:style-name="P34">$ apt-get upgrade</text:p>
      <text:p text:style-name="P34"/>
      <text:p text:style-name="P34"/>
      <text:p text:style-name="P13"><text:span text:style-name="T5">Comando apt-get </text:span><text:span text:style-name="T8">install para instalar</text:span></text:p>
      <text:p text:style-name="P34"/>
      <text:p text:style-name="P13"><text:span text:style-name="T5">$ apt-get install </text:span><text:span text:style-name="T8">&lt;name&gt;</text:span></text:p>
      <text:p text:style-name="P34"/>
      <text:p text:style-name="P34"/>
      <text:p text:style-name="P13"><text:span text:style-name="T5">Comando apt-get update para </text:span><text:span text:style-name="T8">eliminar</text:span></text:p>
      <text:p text:style-name="P34"/>
      <text:p text:style-name="P13"><text:span text:style-name="T5">$ apt-get remove </text:span><text:span text:style-name="T8">&lt;name&gt;</text:span></text:p>
      <text:p text:style-name="P9"/>
      <text:p text:style-name="P9"/>
      <text:p text:style-name="P9"/>
      <text:p text:style-name="P9"/>
      <text:p text:style-name="P14">COMPILANDO SOFTWARE DESDE CÓDIGO FUENTE</text:p>
      <text:p text:style-name="P14"/>
      <text:p text:style-name="P14"/>
      <text:p text:style-name="P16">$ tar -xzvf ${name}.tar.gz</text:p>
      <text:p text:style-name="P16">Unpacking…</text:p>
      <text:p text:style-name="P16">$ cd ${name}</text:p>
      <text:p text:style-name="P16">$ more README</text:p>
      <text:p text:style-name="P16">$ more INSTALL</text:p>
      <text:p text:style-name="P15">$ ./configure</text:p>
      <text:p text:style-name="P15">$ make</text:p>
      <text:p text:style-name="P15">$ sudo make install</text:p>
      <text:p text:style-name="P15"/>
      <text:p text:style-name="P15"/>
      <text:p text:style-name="P15"/>
      <text:p text:style-name="P30">PERMISOS ESPECIALES</text:p>
      <text:p text:style-name="P15"/>
      <text:p text:style-name="P17">Hay otro tipo de permisos que hay que considerar. Se trata del bit de permisos SUID(Set User ID), el bit de permisos SGID(Set Group ID) y el bit de permisos de persistencia(sticky bit).</text:p>
      <text:p text:style-name="P17"/>
      <text:p text:style-name="P17">Para entender los dos primeros <text:span text:style-name="T10">veamos los permisos para el comando passwd</text:span></text:p>
      <text:p text:style-name="P17"/>
      <text:p text:style-name="P35">#&gt; ls -l /usr/bin/passwd</text:p>
      <text:p text:style-name="P37"><text:soft-page-break/>-r-<text:span text:style-name="T12">s</text:span>--x--x 1 root root 21944 feb 12 <text:s/>2006 /usr/bin/passwd</text:p>
      <text:p text:style-name="P37"/>
      <text:p text:style-name="P22">suid</text:p>
      <text:p text:style-name="P22"/>
      <text:p text:style-name="P18">En vez de la ‘x’ en el grupo del usuario encontramos una ‘s’(suid). passwd es un comando propiedad de root, pero debe ser ejecutado por otros usuarios. Es aquí donde interviene el bit SUID,</text:p>
      <text:p text:style-name="P19">donde al activarlo obliga al archivo ejecutable <text:span text:style-name="T11">binario a ejecutarse como si lo hubiera lanzado el usuario propietario y no realmente quien lo lanzó o ejecutó. Es decir, es poder invocar un comando propiedad de otro usuario como si uno fuera el propietario.</text:span></text:p>
      <text:p text:style-name="P19"/>
      <text:p text:style-name="P19"/>
      <text:p text:style-name="P25">sgid</text:p>
      <text:p text:style-name="P23"/>
      <text:p text:style-name="P27">El bit sgid funciona igual que el bit suid solo que se aplica al grupo del archivo, todos los usuarios pertenecientes a ese grupo pueden ejecutarlo.</text:p>
      <text:p text:style-name="P20"/>
      <text:p text:style-name="P20"/>
      <text:p text:style-name="P26">sticky bit</text:p>
      <text:p text:style-name="P24"/>
      <text:p text:style-name="P21">Este bit se aplica para directorios como /tmp y se indica con una ‘t’.</text:p>
      <text:p text:style-name="P21"/>
      <text:p text:style-name="P36">#&gt; ls -ld /tmp</text:p>
      <text:p text:style-name="P37">drwxrwxrw<text:span text:style-name="T12">t</text:span> 24 root root 4096 sep 25 18:14 /tmp</text:p>
      <text:p text:style-name="P21">Lo que hace el bit de persistencia en directorios compartidos por varios usuarios, es que sólo el propietario pueda eliminarlo del directorio. Es decir, cualquier otro usuario va a poder leerlo o ejecutarlo pero no eliminarlo o modificarlo.</text:p>
      <text:p text:style-name="P21"/>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WenQuanYi Micro Hei Mono" svg:font-family="'WenQuanYi Micro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WenQuanYi Micro Hei Mono" style:font-family-asian="'WenQuanYi Micro Hei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5T10:39:43.833530111</meta:creation-date>
    <dc:date>2019-05-16T19:35:56.667419840</dc:date>
    <meta:editing-duration>PT2H48M59S</meta:editing-duration>
    <meta:editing-cycles>10</meta:editing-cycles>
    <meta:generator>LibreOffice/6.0.7.3$Linux_X86_64 LibreOffice_project/00m0$Build-3</meta:generator>
    <meta:document-statistic meta:table-count="0" meta:image-count="0" meta:object-count="0" meta:page-count="3" meta:paragraph-count="55" meta:word-count="469" meta:character-count="2805" meta:non-whitespace-character-count="2392"/>
  </office:meta>
</office:document-meta>
</file>